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6pt"/>
    </style:style>
    <style:style style:name="co3" style:family="table-column">
      <style:table-column-properties fo:break-before="auto" style:column-width="73.7pt"/>
    </style:style>
    <style:style style:name="co4" style:family="table-column">
      <style:table-column-properties fo:break-before="auto" style:column-width="105.99pt"/>
    </style:style>
    <style:style style:name="co5" style:family="table-column">
      <style:table-column-properties fo:break-before="auto" style:column-width="89.86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101.06pt"/>
    </style:style>
    <style:style style:name="co8" style:family="table-column">
      <style:table-column-properties fo:break-before="auto" style:column-width="129.15pt"/>
    </style:style>
    <style:style style:name="co9" style:family="table-column">
      <style:table-column-properties fo:break-before="auto" style:column-width="90.54pt"/>
    </style:style>
    <style:style style:name="co10" style:family="table-column">
      <style:table-column-properties fo:break-before="auto" style:column-width="11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2"/>
    <style:style style:name="ce2" style:family="table-cell" style:parent-style-name="Default" style:data-style-name="N50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ata Poin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luster id</text:p>
          </table:table-cell>
          <table:table-cell office:value-type="string" calcext:value-type="string">
            <text:p>occupancy_poin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096" calcext:value-type="float">
            <text:p>1180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625" calcext:value-type="float">
            <text:p>100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362" calcext:value-type="float">
            <text:p>453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646" calcext:value-type="float">
            <text:p>506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283" calcext:value-type="float">
            <text:p>512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371" calcext:value-type="float">
            <text:p>223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255" calcext:value-type="float">
            <text:p>752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542" calcext:value-type="float">
            <text:p>335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799" calcext:value-type="float">
            <text:p>667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8861" calcext:value-type="float">
            <text:p>1488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817" calcext:value-type="float">
            <text:p>598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037" calcext:value-type="float">
            <text:p>690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297" calcext:value-type="float">
            <text:p>282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805" calcext:value-type="float">
            <text:p>708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954" calcext:value-type="float">
            <text:p>419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446" calcext:value-type="float">
            <text:p>45446</text:p>
          </table:table-cell>
        </table:table-row>
      </table:table>
      <table:table table:name="Best Model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absolute no</text:p>
          </table:table-cell>
          <table:table-cell office:value-type="string" calcext:value-type="string">
            <text:p>Percentage 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44" calcext:value-type="float">
            <text:p>44</text:p>
          </table:table-cell>
          <table:table-cell table:formula="of:=ROUND((['Best Models'.B2]/['Best Models'.B$6])*100;1)" office:value-type="float" office:value="18.3" calcext:value-type="float">
            <text:p>18.3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27" calcext:value-type="float">
            <text:p>27</text:p>
          </table:table-cell>
          <table:table-cell table:formula="of:=ROUND((['Best Models'.B3]/['Best Models'.B$6])*100;1)" office:value-type="float" office:value="11.3" calcext:value-type="float">
            <text:p>11.3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44" calcext:value-type="float">
            <text:p>44</text:p>
          </table:table-cell>
          <table:table-cell table:formula="of:=ROUND((['Best Models'.B4]/['Best Models'.B$6])*100;1)" office:value-type="float" office:value="18.3" calcext:value-type="float">
            <text:p>18.3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float" office:value="125" calcext:value-type="float">
            <text:p>125</text:p>
          </table:table-cell>
          <table:table-cell table:formula="of:=ROUND((['Best Models'.B5]/['Best Models'.B$6])*100;1)" office:value-type="float" office:value="52.1" calcext:value-type="float">
            <text:p>52.1</text:p>
          </table:table-cell>
        </table:table-row>
        <table:table-row table:style-name="ro1">
          <table:table-cell office:value-type="string" calcext:value-type="string">
            <text:p>Is-sum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Should-sum</text:p>
          </table:table-cell>
          <table:table-cell office:value-type="float" office:value="240" calcext:value-type="float">
            <text:p>240</text:p>
          </table:table-cell>
          <table:table-cell/>
        </table:table-row>
      </table:table>
      <table:table table:name="Model Error Averages Overview" table:style-name="ta1">
        <table:table-column table:style-name="co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training error</text:p>
          </table:table-cell>
          <table:table-cell table:style-name="Default" office:value-type="string" calcext:value-type="string">
            <text:p>test error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float" office:value="13.5172625" calcext:value-type="float">
            <text:p>13.52</text:p>
          </table:table-cell>
          <table:table-cell office:value-type="float" office:value="20.5248938997587" calcext:value-type="float">
            <text:p>20.5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15.6057" calcext:value-type="float">
            <text:p>15.61</text:p>
          </table:table-cell>
          <table:table-cell office:value-type="float" office:value="21.3971507708232" calcext:value-type="float">
            <text:p>21.40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5.67899375" calcext:value-type="float">
            <text:p>15.68</text:p>
          </table:table-cell>
          <table:table-cell office:value-type="float" office:value="21.3883870800336" calcext:value-type="float">
            <text:p>21.39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17.35550625" calcext:value-type="float">
            <text:p>17.36</text:p>
          </table:table-cell>
          <table:table-cell office:value-type="float" office:value="21.7250147779783" calcext:value-type="float">
            <text:p>21.73</text:p>
          </table:table-cell>
        </table:table-row>
      </table:table>
      <table:table table:name="Model Error Averages xgb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9953" calcext:value-type="float">
            <text:p>15.995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4.1940565745036" calcext:value-type="float">
            <text:p>24.19405657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4.9486" calcext:value-type="float">
            <text:p>14.948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0.4119238535563" calcext:value-type="float">
            <text:p>20.41192385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2.9252" calcext:value-type="float">
            <text:p>12.925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0632204055786" calcext:value-type="float">
            <text:p>21.06322040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1486" calcext:value-type="float">
            <text:p>15.148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1119990030924" calcext:value-type="float">
            <text:p>21.11199900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2.5655" calcext:value-type="float">
            <text:p>12.565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2.0604395548503" calcext:value-type="float">
            <text:p>22.06043955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3.3203" calcext:value-type="float">
            <text:p>13.320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3.3054862976074" calcext:value-type="float">
            <text:p>23.30548629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3812" calcext:value-type="float">
            <text:p>16.38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4.6462464650472" calcext:value-type="float">
            <text:p>24.6462464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0.5931" calcext:value-type="float">
            <text:p>10.593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4348505020142" calcext:value-type="float">
            <text:p>16.4348505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2.6629" calcext:value-type="float">
            <text:p>12.662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0.1716824849447" calcext:value-type="float">
            <text:p>20.17168248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8348" calcext:value-type="float">
            <text:p>15.834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1.2701880772909" calcext:value-type="float">
            <text:p>21.27018807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3723" calcext:value-type="float">
            <text:p>15.37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9.8024198532104" calcext:value-type="float">
            <text:p>19.80241985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1.0623" calcext:value-type="float">
            <text:p>11.062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6.9321177164714" calcext:value-type="float">
            <text:p>16.93211771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0.6127" calcext:value-type="float">
            <text:p>10.612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8.2071745554606" calcext:value-type="float">
            <text:p>18.20717455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4.0228" calcext:value-type="float">
            <text:p>14.022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9.509469350179" calcext:value-type="float">
            <text:p>19.50946935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2.4214" calcext:value-type="float">
            <text:p>12.42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8.593012046814" calcext:value-type="float">
            <text:p>18.59301204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2.4092" calcext:value-type="float">
            <text:p>12.409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20.6840156555176" calcext:value-type="float">
            <text:p>20.6840156555</text:p>
          </table:table-cell>
        </table:table-row>
        <table:table-row table:style-name="ro1">
          <table:table-cell table:number-columns-repeated="2"/>
          <table:table-cell table:formula="of:=AVERAGE(['Model Error Averages xgb'.C2:.C17])" office:value-type="float" office:value="13.5172625" calcext:value-type="float">
            <text:p>13.5172625</text:p>
          </table:table-cell>
          <table:table-cell table:number-columns-repeated="3"/>
          <table:table-cell table:formula="of:=AVERAGE(['Model Error Averages xgb'.G2:.G17])" office:value-type="float" office:value="20.5248938997587" calcext:value-type="float">
            <text:p>20.5248938998</text:p>
          </table:table-cell>
        </table:table-row>
      </table:table>
      <table:table table:name="Model Error Averages dt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7.7276" calcext:value-type="float">
            <text:p>17.72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t</text:p>
          </table:table-cell>
          <table:table-cell office:value-type="float" office:value="24.930467859904" calcext:value-type="float">
            <text:p>24.93046785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6.3603" calcext:value-type="float">
            <text:p>16.360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t</text:p>
          </table:table-cell>
          <table:table-cell office:value-type="float" office:value="20.8323866526286" calcext:value-type="float">
            <text:p>20.83238665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6.282" calcext:value-type="float">
            <text:p>16.28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t</text:p>
          </table:table-cell>
          <table:table-cell office:value-type="float" office:value="22.3355959574382" calcext:value-type="float">
            <text:p>22.33559595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7.4514" calcext:value-type="float">
            <text:p>17.451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t</text:p>
          </table:table-cell>
          <table:table-cell office:value-type="float" office:value="21.8538889567057" calcext:value-type="float">
            <text:p>21.85388895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6.2888" calcext:value-type="float">
            <text:p>16.288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t</text:p>
          </table:table-cell>
          <table:table-cell office:value-type="float" office:value="22.5438697179159" calcext:value-type="float">
            <text:p>22.54386971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6.7871" calcext:value-type="float">
            <text:p>16.787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t</text:p>
          </table:table-cell>
          <table:table-cell office:value-type="float" office:value="24.1309687296549" calcext:value-type="float">
            <text:p>24.13096872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9.0465" calcext:value-type="float">
            <text:p>19.046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t</text:p>
          </table:table-cell>
          <table:table-cell office:value-type="float" office:value="24.9871400197347" calcext:value-type="float">
            <text:p>24.98714001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2.0308" calcext:value-type="float">
            <text:p>12.0308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t</text:p>
          </table:table-cell>
          <table:table-cell office:value-type="float" office:value="17.9193421681722" calcext:value-type="float">
            <text:p>17.91934216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3.9897" calcext:value-type="float">
            <text:p>13.989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t</text:p>
          </table:table-cell>
          <table:table-cell office:value-type="float" office:value="21.0506623586019" calcext:value-type="float">
            <text:p>21.05066235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6.6452" calcext:value-type="float">
            <text:p>16.645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t</text:p>
          </table:table-cell>
          <table:table-cell office:value-type="float" office:value="21.8180431365967" calcext:value-type="float">
            <text:p>21.81804313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7.2207" calcext:value-type="float">
            <text:p>17.220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t</text:p>
          </table:table-cell>
          <table:table-cell office:value-type="float" office:value="20.3903527577718" calcext:value-type="float">
            <text:p>20.39035275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2.8728" calcext:value-type="float">
            <text:p>12.872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t</text:p>
          </table:table-cell>
          <table:table-cell office:value-type="float" office:value="18.2913410186768" calcext:value-type="float">
            <text:p>18.29134101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1.9335" calcext:value-type="float">
            <text:p>11.933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t</text:p>
          </table:table-cell>
          <table:table-cell office:value-type="float" office:value="19.6884958267212" calcext:value-type="float">
            <text:p>19.68849582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7.541" calcext:value-type="float">
            <text:p>17.54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t</text:p>
          </table:table-cell>
          <table:table-cell office:value-type="float" office:value="20.5521476745605" calcext:value-type="float">
            <text:p>20.55214767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3.0841" calcext:value-type="float">
            <text:p>13.084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t</text:p>
          </table:table-cell>
          <table:table-cell office:value-type="float" office:value="19.743076133728" calcext:value-type="float">
            <text:p>19.74307613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4.4297" calcext:value-type="float">
            <text:p>14.429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t</text:p>
          </table:table-cell>
          <table:table-cell office:value-type="float" office:value="21.2866333643595" calcext:value-type="float">
            <text:p>21.2866333644</text:p>
          </table:table-cell>
        </table:table-row>
        <table:table-row table:style-name="ro1">
          <table:table-cell table:number-columns-repeated="2"/>
          <table:table-cell table:formula="of:=AVERAGE(['Model Error Averages dt'.C2:.C17])" office:value-type="float" office:value="15.6057" calcext:value-type="float">
            <text:p>15.6057</text:p>
          </table:table-cell>
          <table:table-cell table:number-columns-repeated="3"/>
          <table:table-cell table:formula="of:=AVERAGE(['Model Error Averages dt'.G2:.G17])" office:value-type="float" office:value="21.3971507708232" calcext:value-type="float">
            <text:p>21.3971507708</text:p>
          </table:table-cell>
        </table:table-row>
        <table:table-row table:style-name="ro1" table:number-rows-repeated="15"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5"/>
        </table:table-row>
      </table:table>
      <table:table table:name="Model Error Averages svm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7.8501" calcext:value-type="float">
            <text:p>17.85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4.608145014445" calcext:value-type="float">
            <text:p>24.6081450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6.7896" calcext:value-type="float">
            <text:p>16.789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1.0708686828613" calcext:value-type="float">
            <text:p>21.07086868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5.1593" calcext:value-type="float">
            <text:p>15.159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1.5185574849447" calcext:value-type="float">
            <text:p>21.51855748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8.2861" calcext:value-type="float">
            <text:p>18.286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2.2278433481852" calcext:value-type="float">
            <text:p>22.22784334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5.64" calcext:value-type="float">
            <text:p>15.6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2.3628051757813" calcext:value-type="float">
            <text:p>22.36280517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8.682" calcext:value-type="float">
            <text:p>18.68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6.3489925384521" calcext:value-type="float">
            <text:p>26.34899253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8.7849" calcext:value-type="float">
            <text:p>18.784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4.1406541188558" calcext:value-type="float">
            <text:p>24.14065411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3.1286" calcext:value-type="float">
            <text:p>13.128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8.6859422047933" calcext:value-type="float">
            <text:p>18.68594220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3.8449" calcext:value-type="float">
            <text:p>13.844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0.4950198491414" calcext:value-type="float">
            <text:p>20.49501984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6.9271" calcext:value-type="float">
            <text:p>16.927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1.7453155517578" calcext:value-type="float">
            <text:p>21.74531555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6.3477" calcext:value-type="float">
            <text:p>16.34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0.2624366760254" calcext:value-type="float">
            <text:p>20.2624366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3.3679" calcext:value-type="float">
            <text:p>13.367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7.9573296229045" calcext:value-type="float">
            <text:p>17.95732962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2.7805" calcext:value-type="float">
            <text:p>12.780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0.9833299001058" calcext:value-type="float">
            <text:p>20.98332990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5.607" calcext:value-type="float">
            <text:p>15.60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0.2210520426432" calcext:value-type="float">
            <text:p>20.22105204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3.4365" calcext:value-type="float">
            <text:p>13.436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8.8193901697795" calcext:value-type="float">
            <text:p>18.81939016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4.2317" calcext:value-type="float">
            <text:p>14.231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20.7665108998617" calcext:value-type="float">
            <text:p>20.7665108999</text:p>
          </table:table-cell>
        </table:table-row>
        <table:table-row table:style-name="ro1">
          <table:table-cell/>
          <table:table-cell table:style-name="ce2"/>
          <table:table-cell table:formula="of:=AVERAGE(['Model Error Averages svm'.C2:.C17])" office:value-type="float" office:value="15.67899375" calcext:value-type="float">
            <text:p>15.67899375</text:p>
          </table:table-cell>
          <table:table-cell table:number-columns-repeated="3"/>
          <table:table-cell table:formula="of:=AVERAGE(['Model Error Averages svm'.G2:.G17])" office:value-type="float" office:value="21.3883870800336" calcext:value-type="float">
            <text:p>21.38838708</text:p>
          </table:table-cell>
        </table:table-row>
        <table:table-row table:style-name="ro1" table:number-rows-repeated="14"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5"/>
        </table:table-row>
      </table:table>
      <table:table table:name="Model Error Averages mlp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9.6656" calcext:value-type="float">
            <text:p>19.665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6.1284187316895" calcext:value-type="float">
            <text:p>26.12841873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7.4545" calcext:value-type="float">
            <text:p>17.454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0.2631121317546" calcext:value-type="float">
            <text:p>20.26311213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7.4015" calcext:value-type="float">
            <text:p>17.401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2.2789763132731" calcext:value-type="float">
            <text:p>22.27897631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0.2333" calcext:value-type="float">
            <text:p>20.2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3.4552361806234" calcext:value-type="float">
            <text:p>23.45523618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7.5283" calcext:value-type="float">
            <text:p>17.528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1.9440114339193" calcext:value-type="float">
            <text:p>21.94401143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1.8313" calcext:value-type="float">
            <text:p>21.831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5.731090037028" calcext:value-type="float">
            <text:p>25.7310900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9.2395" calcext:value-type="float">
            <text:p>19.239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4.9791685740153" calcext:value-type="float">
            <text:p>24.9791685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4.6483" calcext:value-type="float">
            <text:p>14.648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7.7990323384603" calcext:value-type="float">
            <text:p>17.79903233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5.3588" calcext:value-type="float">
            <text:p>15.358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0.4899731318156" calcext:value-type="float">
            <text:p>20.48997313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8.079" calcext:value-type="float">
            <text:p>18.079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2.6636486053467" calcext:value-type="float">
            <text:p>22.66364860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7.3936" calcext:value-type="float">
            <text:p>17.39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1.2830135345459" calcext:value-type="float">
            <text:p>21.28301353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5.2864" calcext:value-type="float">
            <text:p>15.286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9.180943997701" calcext:value-type="float">
            <text:p>19.18094399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4.2167" calcext:value-type="float">
            <text:p>14.21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9.8475597381592" calcext:value-type="float">
            <text:p>19.84755973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7.7575" calcext:value-type="float">
            <text:p>17.757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0.4495435078939" calcext:value-type="float">
            <text:p>20.44954350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5.4024" calcext:value-type="float">
            <text:p>15.40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9.8006676355998" calcext:value-type="float">
            <text:p>19.80066763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6.1914" calcext:value-type="float">
            <text:p>16.19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1.3058405558268" calcext:value-type="float">
            <text:p>21.3058405558</text:p>
          </table:table-cell>
        </table:table-row>
        <table:table-row table:style-name="ro1">
          <table:table-cell table:number-columns-repeated="2"/>
          <table:table-cell table:formula="of:=AVERAGE(['Model Error Averages mlp'.C2:.C17])" office:value-type="float" office:value="17.35550625" calcext:value-type="float">
            <text:p>17.35550625</text:p>
          </table:table-cell>
          <table:table-cell table:number-columns-repeated="3"/>
          <table:table-cell table:formula="of:=AVERAGE(['Model Error Averages mlp'.G2:.G17])" office:value-type="float" office:value="21.7250147779783" calcext:value-type="float">
            <text:p>21.725014778</text:p>
          </table:table-cell>
        </table:table-row>
        <table:table-row table:style-name="ro1">
          <table:table-cell table:number-columns-repeated="7"/>
        </table:table-row>
        <table:table-row table:style-name="ro1" table:number-rows-repeated="15">
          <table:table-cell/>
          <table:table-cell table:style-name="ce2"/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5"/>
        </table:table-row>
      </table:table>
      <table:table table:name="Model Error Averages best" table:style-name="ta1">
        <table:table-column table:style-name="co1" table:number-columns-repeated="6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training error</text:p>
          </table:table-cell>
          <table:table-cell office:value-type="string" calcext:value-type="string">
            <text:p>test erro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.7276" calcext:value-type="float">
            <text:p>17.7276</text:p>
          </table:table-cell>
          <table:table-cell office:value-type="float" office:value="23.9202477773031" calcext:value-type="float">
            <text:p>23.920247777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486" calcext:value-type="float">
            <text:p>14.9486</text:p>
          </table:table-cell>
          <table:table-cell office:value-type="float" office:value="19.2733885447184" calcext:value-type="float">
            <text:p>19.273388544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9252" calcext:value-type="float">
            <text:p>12.9252</text:p>
          </table:table-cell>
          <table:table-cell office:value-type="float" office:value="20.4850382486979" calcext:value-type="float">
            <text:p>20.485038248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1486" calcext:value-type="float">
            <text:p>15.1486</text:p>
          </table:table-cell>
          <table:table-cell office:value-type="float" office:value="20.8563432057699" calcext:value-type="float">
            <text:p>20.856343205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5655" calcext:value-type="float">
            <text:p>12.5655</text:p>
          </table:table-cell>
          <table:table-cell office:value-type="float" office:value="20.885079574585" calcext:value-type="float">
            <text:p>20.885079574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.682" calcext:value-type="float">
            <text:p>18.682</text:p>
          </table:table-cell>
          <table:table-cell office:value-type="float" office:value="22.8276229858398" calcext:value-type="float">
            <text:p>22.827622985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7849" calcext:value-type="float">
            <text:p>18.7849</text:p>
          </table:table-cell>
          <table:table-cell office:value-type="float" office:value="23.5451730092367" calcext:value-type="float">
            <text:p>23.545173009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0308" calcext:value-type="float">
            <text:p>12.0308</text:p>
          </table:table-cell>
          <table:table-cell office:value-type="float" office:value="15.9310190200806" calcext:value-type="float">
            <text:p>15.931019020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6629" calcext:value-type="float">
            <text:p>12.6629</text:p>
          </table:table-cell>
          <table:table-cell office:value-type="float" office:value="19.3263565063477" calcext:value-type="float">
            <text:p>19.326356506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.8348" calcext:value-type="float">
            <text:p>15.8348</text:p>
          </table:table-cell>
          <table:table-cell office:value-type="float" office:value="20.8766311009725" calcext:value-type="float">
            <text:p>20.87663110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3723" calcext:value-type="float">
            <text:p>15.3723</text:p>
          </table:table-cell>
          <table:table-cell office:value-type="float" office:value="19.4793850580851" calcext:value-type="float">
            <text:p>19.479385058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8728" calcext:value-type="float">
            <text:p>12.8728</text:p>
          </table:table-cell>
          <table:table-cell office:value-type="float" office:value="16.6761222839355" calcext:value-type="float">
            <text:p>16.6761222839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6127" calcext:value-type="float">
            <text:p>10.6127</text:p>
          </table:table-cell>
          <table:table-cell office:value-type="float" office:value="17.4261971155802" calcext:value-type="float">
            <text:p>17.426197115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.0228" calcext:value-type="float">
            <text:p>14.0228</text:p>
          </table:table-cell>
          <table:table-cell office:value-type="float" office:value="18.9895319620768" calcext:value-type="float">
            <text:p>18.989531962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4214" calcext:value-type="float">
            <text:p>12.4214</text:p>
          </table:table-cell>
          <table:table-cell office:value-type="float" office:value="18.0426610946655" calcext:value-type="float">
            <text:p>18.042661094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4092" calcext:value-type="float">
            <text:p>12.4092</text:p>
          </table:table-cell>
          <table:table-cell office:value-type="float" office:value="19.7553300857544" calcext:value-type="float">
            <text:p>19.7553300858</text:p>
          </table:table-cell>
          <table:table-cell table:number-columns-repeated="4"/>
        </table:table-row>
        <table:table-row table:style-name="ro1">
          <table:table-cell/>
          <table:table-cell table:formula="of:=AVERAGE(['Model Error Averages best'.B2:.B17])" office:value-type="float" office:value="14.31388125" calcext:value-type="float">
            <text:p>14.31388125</text:p>
          </table:table-cell>
          <table:table-cell table:formula="of:=AVERAGE(['Model Error Averages best'.C2:.C17])" office:value-type="float" office:value="19.8935079733531" calcext:value-type="float">
            <text:p>19.8935079734</text:p>
          </table:table-cell>
          <table:table-cell table:number-columns-repeated="3"/>
          <table:table-cell table:style-name="Default"/>
        </table:table-row>
      </table:table>
      <table:table table:name="Total MEA Overview" table:style-name="ta1"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training error average</text:p>
          </table:table-cell>
          <table:table-cell table:style-name="Default" office:value-type="string" calcext:value-type="string">
            <text:p>test error average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float" office:value="18.4193625" calcext:value-type="float">
            <text:p>18.42</text:p>
          </table:table-cell>
          <table:table-cell office:value-type="float" office:value="18.2563467621803" calcext:value-type="float">
            <text:p>18.26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19.14078125" calcext:value-type="float">
            <text:p>19.14</text:p>
          </table:table-cell>
          <table:table-cell office:value-type="float" office:value="18.8316343426704" calcext:value-type="float">
            <text:p>18.83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9.22329375" calcext:value-type="float">
            <text:p>19.22</text:p>
          </table:table-cell>
          <table:table-cell office:value-type="float" office:value="19.0385833382607" calcext:value-type="float">
            <text:p>19.04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20.13655" calcext:value-type="float">
            <text:p>20.14</text:p>
          </table:table-cell>
          <table:table-cell office:value-type="float" office:value="19.4597967863083" calcext:value-type="float">
            <text:p>19.46</text:p>
          </table:table-cell>
        </table:table-row>
        <table:table-row table:style-name="ro1">
          <table:table-cell office:value-type="string" calcext:value-type="string">
            <text:p>extended xgb</text:p>
          </table:table-cell>
          <table:table-cell office:value-type="float" office:value="17.6253" calcext:value-type="float">
            <text:p>17.63</text:p>
          </table:table-cell>
          <table:table-cell office:value-type="float" office:value="17.0168153643608" calcext:value-type="float">
            <text:p>17.02</text:p>
          </table:table-cell>
        </table:table-row>
        <table:table-row table:style-name="ro1">
          <table:table-cell office:value-type="string" calcext:value-type="string">
            <text:p>extended dt</text:p>
          </table:table-cell>
          <table:table-cell office:value-type="float" office:value="18.7676625" calcext:value-type="float">
            <text:p>18.77</text:p>
          </table:table-cell>
          <table:table-cell office:value-type="float" office:value="17.8053233623505" calcext:value-type="float">
            <text:p>17.81</text:p>
          </table:table-cell>
        </table:table-row>
        <table:table-row table:style-name="ro1">
          <table:table-cell office:value-type="string" calcext:value-type="string">
            <text:p>extended svm</text:p>
          </table:table-cell>
          <table:table-cell office:value-type="float" office:value="22.52125" calcext:value-type="float">
            <text:p>22.52</text:p>
          </table:table-cell>
          <table:table-cell office:value-type="float" office:value="23.4918365478516" calcext:value-type="float">
            <text:p>23.49</text:p>
          </table:table-cell>
        </table:table-row>
        <table:table-row table:style-name="ro1">
          <table:table-cell office:value-type="string" calcext:value-type="string">
            <text:p>extended mlp</text:p>
          </table:table-cell>
          <table:table-cell office:value-type="float" office:value="22.5281625" calcext:value-type="float">
            <text:p>22.53</text:p>
          </table:table-cell>
          <table:table-cell office:value-type="float" office:value="19.3557153940201" calcext:value-type="float">
            <text:p>19.36</text:p>
          </table:table-cell>
        </table:table-row>
      </table:table>
      <table:table table:name="Total MEA xgb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8.3701" calcext:value-type="float">
            <text:p>18.37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6578674316406" calcext:value-type="float">
            <text:p>16.65786743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8.3552" calcext:value-type="float">
            <text:p>18.35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.0233135223389" calcext:value-type="float">
            <text:p>17.02331352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7.9071" calcext:value-type="float">
            <text:p>17.90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.132604598999" calcext:value-type="float">
            <text:p>22.1326045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8.3473" calcext:value-type="float">
            <text:p>18.34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.8692512512207" calcext:value-type="float">
            <text:p>18.86925125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8.5456" calcext:value-type="float">
            <text:p>18.54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.0768852233887" calcext:value-type="float">
            <text:p>18.07688522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7.9004" calcext:value-type="float">
            <text:p>17.90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.7705497741699" calcext:value-type="float">
            <text:p>23.77054977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8.0435" calcext:value-type="float">
            <text:p>18.04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.293643951416" calcext:value-type="float">
            <text:p>23.29364395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8.409" calcext:value-type="float">
            <text:p>18.4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.0112762451172" calcext:value-type="float">
            <text:p>20.01127624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8.3674" calcext:value-type="float">
            <text:p>18.367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.0379905700684" calcext:value-type="float">
            <text:p>19.03799057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8.6877" calcext:value-type="float">
            <text:p>18.687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.0947418212891" calcext:value-type="float">
            <text:p>17.09474182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8.4273" calcext:value-type="float">
            <text:p>18.427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.3629150390625" calcext:value-type="float">
            <text:p>19.36291503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8.8201" calcext:value-type="float">
            <text:p>18.82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.0388422012329" calcext:value-type="float">
            <text:p>14.03884220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8.4672" calcext:value-type="float">
            <text:p>18.467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.9484615325928" calcext:value-type="float">
            <text:p>17.94846153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8.7087" calcext:value-type="float">
            <text:p>18.708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.0831661224365" calcext:value-type="float">
            <text:p>16.08316612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8.5714" calcext:value-type="float">
            <text:p>18.57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.670994758606" calcext:value-type="float">
            <text:p>15.67099475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8.7818" calcext:value-type="float">
            <text:p>18.781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.0290441513062" calcext:value-type="float">
            <text:p>13.0290441513</text:p>
          </table:table-cell>
        </table:table-row>
        <table:table-row table:style-name="ro1">
          <table:table-cell table:number-columns-repeated="2"/>
          <table:table-cell table:formula="of:=AVERAGE(['Total MEA xgb'.C2:.C17])" office:value-type="float" office:value="18.4193625" calcext:value-type="float">
            <text:p>18.4193625</text:p>
          </table:table-cell>
          <table:table-cell table:number-columns-repeated="2"/>
          <table:table-cell table:formula="of:=AVERAGE(['Total MEA xgb'.F2:.F17])" office:value-type="float" office:value="18.2563467621803" calcext:value-type="float">
            <text:p>18.2563467622</text:p>
          </table:table-cell>
        </table:table-row>
      </table:table>
      <table:table table:name="Total MEA d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9.3584" calcext:value-type="float">
            <text:p>19.35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528470993042" calcext:value-type="float">
            <text:p>17.5284709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9.1425" calcext:value-type="float">
            <text:p>19.14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.8872451782227" calcext:value-type="float">
            <text:p>17.88724517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8.5563" calcext:value-type="float">
            <text:p>18.55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.0165004730225" calcext:value-type="float">
            <text:p>23.0165004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9.2993" calcext:value-type="float">
            <text:p>19.29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.9568729400635" calcext:value-type="float">
            <text:p>18.95687294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9.12" calcext:value-type="float">
            <text:p>19.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.2334594726562" calcext:value-type="float">
            <text:p>19.23345947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8.7519" calcext:value-type="float">
            <text:p>18.75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.719841003418" calcext:value-type="float">
            <text:p>24.71984100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8.6146" calcext:value-type="float">
            <text:p>18.614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.2692432403564" calcext:value-type="float">
            <text:p>22.26924324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9.0064" calcext:value-type="float">
            <text:p>19.00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.6301784515381" calcext:value-type="float">
            <text:p>20.63017845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9.1338" calcext:value-type="float">
            <text:p>19.133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.5373783111572" calcext:value-type="float">
            <text:p>17.5373783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9.2123" calcext:value-type="float">
            <text:p>19.21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.2764205932617" calcext:value-type="float">
            <text:p>17.27642059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8.8473" calcext:value-type="float">
            <text:p>18.847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.3856887817383" calcext:value-type="float">
            <text:p>19.38568878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9.2787" calcext:value-type="float">
            <text:p>19.278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.9007472991943" calcext:value-type="float">
            <text:p>14.90074729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8.8042" calcext:value-type="float">
            <text:p>18.804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9.1390533447266" calcext:value-type="float">
            <text:p>19.13905334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9.4228" calcext:value-type="float">
            <text:p>19.422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.1585235595703" calcext:value-type="float">
            <text:p>17.15852355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9.3914" calcext:value-type="float">
            <text:p>19.39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7.8562622070312" calcext:value-type="float">
            <text:p>17.8562622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20.3126" calcext:value-type="float">
            <text:p>20.312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.810263633728" calcext:value-type="float">
            <text:p>13.8102636337</text:p>
          </table:table-cell>
        </table:table-row>
        <table:table-row table:style-name="ro1">
          <table:table-cell table:number-columns-repeated="2"/>
          <table:table-cell table:formula="of:=AVERAGE(['Total MEA dt'.C2:.C17])" office:value-type="float" office:value="19.14078125" calcext:value-type="float">
            <text:p>19.14078125</text:p>
          </table:table-cell>
          <table:table-cell table:number-columns-repeated="2"/>
          <table:table-cell table:formula="of:=AVERAGE(['Total MEA dt'.F2:.F17])" office:value-type="float" office:value="18.8316343426704" calcext:value-type="float">
            <text:p>18.8316343427</text:p>
          </table:table-cell>
        </table:table-row>
      </table:table>
      <table:table table:name="Total MEA svm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19.1418" calcext:value-type="float">
            <text:p>19.14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1735382080078" calcext:value-type="float">
            <text:p>17.1735382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19.21" calcext:value-type="float">
            <text:p>19.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.0146579742432" calcext:value-type="float">
            <text:p>17.01465797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18.7191" calcext:value-type="float">
            <text:p>18.71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.120698928833" calcext:value-type="float">
            <text:p>23.12069892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19.2389" calcext:value-type="float">
            <text:p>19.23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.7022647857666" calcext:value-type="float">
            <text:p>18.70226478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19.3626" calcext:value-type="float">
            <text:p>19.36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.2572555541992" calcext:value-type="float">
            <text:p>18.25725555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18.9103" calcext:value-type="float">
            <text:p>18.91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.9140796661377" calcext:value-type="float">
            <text:p>24.91407966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18.8793" calcext:value-type="float">
            <text:p>18.879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.7850227355957" calcext:value-type="float">
            <text:p>25.78502273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19.2595" calcext:value-type="float">
            <text:p>19.259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.0792846679688" calcext:value-type="float">
            <text:p>20.0792846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19.0601" calcext:value-type="float">
            <text:p>19.06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.7166385650635" calcext:value-type="float">
            <text:p>20.71663856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19.4869" calcext:value-type="float">
            <text:p>19.486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.2614631652832" calcext:value-type="float">
            <text:p>17.26146316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19.2279" calcext:value-type="float">
            <text:p>19.22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.6118907928467" calcext:value-type="float">
            <text:p>20.61189079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19.408" calcext:value-type="float">
            <text:p>19.4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.3895597457886" calcext:value-type="float">
            <text:p>15.38955974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19.2372" calcext:value-type="float">
            <text:p>19.237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.7783126831055" calcext:value-type="float">
            <text:p>17.77831268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19.5089" calcext:value-type="float">
            <text:p>19.508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.7046852111816" calcext:value-type="float">
            <text:p>17.70468521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19.3241" calcext:value-type="float">
            <text:p>19.324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.3848285675049" calcext:value-type="float">
            <text:p>16.38482856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19.5981" calcext:value-type="float">
            <text:p>19.598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.7231521606445" calcext:value-type="float">
            <text:p>13.7231521606</text:p>
          </table:table-cell>
        </table:table-row>
        <table:table-row table:style-name="ro1">
          <table:table-cell table:number-columns-repeated="2"/>
          <table:table-cell table:formula="of:=AVERAGE(['Total MEA svm'.C2:.C17])" office:value-type="float" office:value="19.22329375" calcext:value-type="float">
            <text:p>19.22329375</text:p>
          </table:table-cell>
          <table:table-cell table:number-columns-repeated="2"/>
          <table:table-cell table:formula="of:=AVERAGE(['Total MEA svm'.F2:.F17])" office:value-type="float" office:value="19.0385833382607" calcext:value-type="float">
            <text:p>19.0385833383</text:p>
          </table:table-cell>
        </table:table-row>
      </table:table>
      <table:table table:name="Total MEA mlp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19.5232" calcext:value-type="float">
            <text:p>19.52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4145793914795" calcext:value-type="float">
            <text:p>19.41457939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20.4159" calcext:value-type="float">
            <text:p>20.41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.7913360595703" calcext:value-type="float">
            <text:p>17.79133605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19.4601" calcext:value-type="float">
            <text:p>19.46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.3232860565186" calcext:value-type="float">
            <text:p>24.32328605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19.8207" calcext:value-type="float">
            <text:p>19.82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.1519336700439" calcext:value-type="float">
            <text:p>19.151933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20.5517" calcext:value-type="float">
            <text:p>20.55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.9960880279541" calcext:value-type="float">
            <text:p>17.9960880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19.5039" calcext:value-type="float">
            <text:p>19.50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.5005016326904" calcext:value-type="float">
            <text:p>25.50050163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19.9392" calcext:value-type="float">
            <text:p>19.939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.203145980835" calcext:value-type="float">
            <text:p>22.20314598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20.1869" calcext:value-type="float">
            <text:p>20.186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.0149116516113" calcext:value-type="float">
            <text:p>20.01491165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19.6903" calcext:value-type="float">
            <text:p>19.690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1.6586112976074" calcext:value-type="float">
            <text:p>21.65861129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20.5137" calcext:value-type="float">
            <text:p>20.513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.8541278839111" calcext:value-type="float">
            <text:p>18.85412788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20.0563" calcext:value-type="float">
            <text:p>20.056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.3291568756104" calcext:value-type="float">
            <text:p>19.32915687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20.0657" calcext:value-type="float">
            <text:p>20.06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.9526243209839" calcext:value-type="float">
            <text:p>15.9526243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19.4171" calcext:value-type="float">
            <text:p>19.417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1.1070289611816" calcext:value-type="float">
            <text:p>21.10702896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22.6611" calcext:value-type="float">
            <text:p>22.66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.9492530822754" calcext:value-type="float">
            <text:p>15.94925308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20.6631" calcext:value-type="float">
            <text:p>20.663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.9910163879395" calcext:value-type="float">
            <text:p>16.99101638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19.7159" calcext:value-type="float">
            <text:p>19.715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.1191473007202" calcext:value-type="float">
            <text:p>15.1191473007</text:p>
          </table:table-cell>
        </table:table-row>
        <table:table-row table:style-name="ro1">
          <table:table-cell table:number-columns-repeated="2"/>
          <table:table-cell table:formula="of:=AVERAGE(['Total MEA mlp'.C2:.C17])" office:value-type="float" office:value="20.13655" calcext:value-type="float">
            <text:p>20.13655</text:p>
          </table:table-cell>
          <table:table-cell table:number-columns-repeated="2"/>
          <table:table-cell table:formula="of:=AVERAGE(['Total MEA mlp'.F2:.F17])" office:value-type="float" office:value="19.4597967863083" calcext:value-type="float">
            <text:p>19.4597967863</text:p>
          </table:table-cell>
        </table:table-row>
      </table:table>
      <table:table table:name="Extended Total MEA xgb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7.3646" calcext:value-type="float">
            <text:p>17.36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5771102905273" calcext:value-type="float">
            <text:p>17.57711029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7.9844" calcext:value-type="float">
            <text:p>17.98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6138181686401" calcext:value-type="float">
            <text:p>13.61381816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7.9718" calcext:value-type="float">
            <text:p>17.97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.8765506744385" calcext:value-type="float">
            <text:p>12.87655067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8.3706" calcext:value-type="float">
            <text:p>18.37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.3721675872803" calcext:value-type="float">
            <text:p>12.37216758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8.1147" calcext:value-type="float">
            <text:p>18.11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.7500028610229" calcext:value-type="float">
            <text:p>15.7500028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6.2128" calcext:value-type="float">
            <text:p>16.21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8.6862945556641" calcext:value-type="float">
            <text:p>28.68629455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8.1988" calcext:value-type="float">
            <text:p>18.198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.1051464080811" calcext:value-type="float">
            <text:p>16.10514640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7.7632" calcext:value-type="float">
            <text:p>17.76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.2380561828613" calcext:value-type="float">
            <text:p>18.23805618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7.8316" calcext:value-type="float">
            <text:p>17.83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.7107858657837" calcext:value-type="float">
            <text:p>13.71078586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8.0548" calcext:value-type="float">
            <text:p>18.054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.7490158081055" calcext:value-type="float">
            <text:p>15.74901580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7.0128" calcext:value-type="float">
            <text:p>17.01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.9403514862061" calcext:value-type="float">
            <text:p>12.94035148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7.4763" calcext:value-type="float">
            <text:p>17.476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0.9131717681885" calcext:value-type="float">
            <text:p>20.91317176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7.4719" calcext:value-type="float">
            <text:p>17.471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.6136226654053" calcext:value-type="float">
            <text:p>15.61362266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7.5106" calcext:value-type="float">
            <text:p>17.510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9.0905914306641" calcext:value-type="float">
            <text:p>19.09059143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7.0033" calcext:value-type="float">
            <text:p>17.003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.6134662628174" calcext:value-type="float">
            <text:p>24.61346626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7.6626" calcext:value-type="float">
            <text:p>17.662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.4188938140869" calcext:value-type="float">
            <text:p>14.4188938141</text:p>
          </table:table-cell>
        </table:table-row>
        <table:table-row table:style-name="ro1">
          <table:table-cell table:number-columns-repeated="2"/>
          <table:table-cell table:formula="of:=AVERAGE(['Extended Total MEA xgb'.C2:.C17])" office:value-type="float" office:value="17.6253" calcext:value-type="float">
            <text:p>17.6253</text:p>
          </table:table-cell>
          <table:table-cell table:number-columns-repeated="2"/>
          <table:table-cell table:formula="of:=AVERAGE(['Extended Total MEA xgb'.F2:.F17])" office:value-type="float" office:value="17.0168153643608" calcext:value-type="float">
            <text:p>17.0168153644</text:p>
          </table:table-cell>
        </table:table-row>
      </table:table>
      <table:table table:name="ExtTotalMEA d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8.6511" calcext:value-type="float">
            <text:p>18.65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2973136901855" calcext:value-type="float">
            <text:p>20.29731369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8.8419" calcext:value-type="float">
            <text:p>18.84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.8523540496826" calcext:value-type="float">
            <text:p>16.85235404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9.378" calcext:value-type="float">
            <text:p>19.3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.6761436462402" calcext:value-type="float">
            <text:p>13.67614364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20.4291" calcext:value-type="float">
            <text:p>20.42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.4582824707031" calcext:value-type="float">
            <text:p>13.45828247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8.8758" calcext:value-type="float">
            <text:p>18.87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.3207168579102" calcext:value-type="float">
            <text:p>17.32071685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7.4066" calcext:value-type="float">
            <text:p>17.40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.5081691741943" calcext:value-type="float">
            <text:p>27.50816917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9.2572" calcext:value-type="float">
            <text:p>19.257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.4261798858643" calcext:value-type="float">
            <text:p>16.42617988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8.5699" calcext:value-type="float">
            <text:p>18.56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.4051952362061" calcext:value-type="float">
            <text:p>19.40519523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9.7491" calcext:value-type="float">
            <text:p>19.749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.2763118743896" calcext:value-type="float">
            <text:p>15.27631187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8.6193" calcext:value-type="float">
            <text:p>18.619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.2451419830322" calcext:value-type="float">
            <text:p>16.2451419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8.3766" calcext:value-type="float">
            <text:p>18.376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.8096885681152" calcext:value-type="float">
            <text:p>15.80968856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8.4548" calcext:value-type="float">
            <text:p>18.454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0.9199619293213" calcext:value-type="float">
            <text:p>20.91996192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8.3034" calcext:value-type="float">
            <text:p>18.303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.8697376251221" calcext:value-type="float">
            <text:p>17.86973762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8.7516" calcext:value-type="float">
            <text:p>18.751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1.1190624237061" calcext:value-type="float">
            <text:p>21.11906242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8.2513" calcext:value-type="float">
            <text:p>18.25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7.9365272521973" calcext:value-type="float">
            <text:p>17.93652725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8.3669" calcext:value-type="float">
            <text:p>18.366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.7643871307373" calcext:value-type="float">
            <text:p>14.7643871307</text:p>
          </table:table-cell>
        </table:table-row>
        <table:table-row table:style-name="ro1">
          <table:table-cell table:number-columns-repeated="2"/>
          <table:table-cell table:formula="of:=AVERAGE(['ExtTotalMEA dt'.C2:.C17])" office:value-type="float" office:value="18.7676625" calcext:value-type="float">
            <text:p>18.7676625</text:p>
          </table:table-cell>
          <table:table-cell table:number-columns-repeated="2"/>
          <table:table-cell table:formula="of:=AVERAGE(['ExtTotalMEA dt'.F2:.F17])" office:value-type="float" office:value="17.8053233623505" calcext:value-type="float">
            <text:p>17.8053233624</text:p>
          </table:table-cell>
        </table:table-row>
      </table:table>
      <table:table table:name="ExtTotalMEA svm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22.6229" calcext:value-type="float">
            <text:p>22.62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.8744773864746" calcext:value-type="float">
            <text:p>22.87447738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22.6704" calcext:value-type="float">
            <text:p>22.67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.6176319122314" calcext:value-type="float">
            <text:p>22.61763191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22.8271" calcext:value-type="float">
            <text:p>22.82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0341663360596" calcext:value-type="float">
            <text:p>21.03416633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22.7275" calcext:value-type="float">
            <text:p>22.72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.4393482208252" calcext:value-type="float">
            <text:p>21.43934822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22.4468" calcext:value-type="float">
            <text:p>22.44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.5662231445312" calcext:value-type="float">
            <text:p>23.56622314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22.2898" calcext:value-type="float">
            <text:p>22.28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6.8836002349854" calcext:value-type="float">
            <text:p>26.8836002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22.358" calcext:value-type="float">
            <text:p>22.3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2.2162857055664" calcext:value-type="float">
            <text:p>22.21628570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22.2075" calcext:value-type="float">
            <text:p>22.20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.0805854797363" calcext:value-type="float">
            <text:p>26.08058547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22.6288" calcext:value-type="float">
            <text:p>22.628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.5399875640869" calcext:value-type="float">
            <text:p>23.53998756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22.4213" calcext:value-type="float">
            <text:p>22.42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1.3970375061035" calcext:value-type="float">
            <text:p>21.39703750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22.5833" calcext:value-type="float">
            <text:p>22.58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.927417755127" calcext:value-type="float">
            <text:p>23.92741775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22.1344" calcext:value-type="float">
            <text:p>22.13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5.6186981201172" calcext:value-type="float">
            <text:p>25.61869812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22.3762" calcext:value-type="float">
            <text:p>22.376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.8938541412354" calcext:value-type="float">
            <text:p>25.89385414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22.9303" calcext:value-type="float">
            <text:p>22.93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9.3533802032471" calcext:value-type="float">
            <text:p>19.35338020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22.491" calcext:value-type="float">
            <text:p>22.49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.2768039703369" calcext:value-type="float">
            <text:p>24.27680397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22.6247" calcext:value-type="float">
            <text:p>22.624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5.1498870849609" calcext:value-type="float">
            <text:p>25.149887085</text:p>
          </table:table-cell>
        </table:table-row>
        <table:table-row table:style-name="ro1">
          <table:table-cell table:number-columns-repeated="2"/>
          <table:table-cell table:formula="of:=AVERAGE(['ExtTotalMEA svm'.C2:.C17])" office:value-type="float" office:value="22.52125" calcext:value-type="float">
            <text:p>22.52125</text:p>
          </table:table-cell>
          <table:table-cell table:number-columns-repeated="2"/>
          <table:table-cell table:formula="of:=AVERAGE(['ExtTotalMEA svm'.F2:.F17])" office:value-type="float" office:value="23.4918365478516" calcext:value-type="float">
            <text:p>23.4918365479</text:p>
          </table:table-cell>
        </table:table-row>
      </table:table>
      <table:table table:name="ExtTotalMEA mlp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21.5924" calcext:value-type="float">
            <text:p>21.59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914758682251" calcext:value-type="float">
            <text:p>17.91475868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19.5821" calcext:value-type="float">
            <text:p>19.58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9531888961792" calcext:value-type="float">
            <text:p>13.95318889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22.5402" calcext:value-type="float">
            <text:p>22.54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.6688070297241" calcext:value-type="float">
            <text:p>14.66880702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24.9382" calcext:value-type="float">
            <text:p>24.93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.6382780075073" calcext:value-type="float">
            <text:p>15.6382780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23.7489" calcext:value-type="float">
            <text:p>23.74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.9443206787109" calcext:value-type="float">
            <text:p>17.94432067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20.0406" calcext:value-type="float">
            <text:p>20.04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5.9422416687012" calcext:value-type="float">
            <text:p>35.94224166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27.8728" calcext:value-type="float">
            <text:p>27.87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.7090969085693" calcext:value-type="float">
            <text:p>17.70909690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20.0422" calcext:value-type="float">
            <text:p>20.04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1.1288070678711" calcext:value-type="float">
            <text:p>21.12880706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30.1276" calcext:value-type="float">
            <text:p>30.127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.7908382415771" calcext:value-type="float">
            <text:p>25.79083824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21.6336" calcext:value-type="float">
            <text:p>21.63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.5922527313232" calcext:value-type="float">
            <text:p>18.59225273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23.2621" calcext:value-type="float">
            <text:p>23.26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.9917984008789" calcext:value-type="float">
            <text:p>16.99179840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20.4759" calcext:value-type="float">
            <text:p>20.47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1.0644397735596" calcext:value-type="float">
            <text:p>21.06443977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20.7957" calcext:value-type="float">
            <text:p>20.795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.0704402923584" calcext:value-type="float">
            <text:p>20.07044029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20.0984" calcext:value-type="float">
            <text:p>20.098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.9668083190918" calcext:value-type="float">
            <text:p>18.96680831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22.0259" calcext:value-type="float">
            <text:p>22.025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8.3103713989258" calcext:value-type="float">
            <text:p>18.31037139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21.674" calcext:value-type="float">
            <text:p>21.67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.0049982070923" calcext:value-type="float">
            <text:p>15.0049982071</text:p>
          </table:table-cell>
        </table:table-row>
        <table:table-row table:style-name="ro1">
          <table:table-cell table:number-columns-repeated="2"/>
          <table:table-cell table:formula="of:=AVERAGE(['ExtTotalMEA mlp'.C2:.C17])" office:value-type="float" office:value="22.5281625" calcext:value-type="float">
            <text:p>22.5281625</text:p>
          </table:table-cell>
          <table:table-cell table:number-columns-repeated="2"/>
          <table:table-cell table:formula="of:=AVERAGE(['ExtTotalMEA mlp'.F2:.F17])" office:value-type="float" office:value="19.3557153940201" calcext:value-type="float">
            <text:p>19.355715394</text:p>
          </table:table-cell>
        </table:table-row>
      </table:table>
      <table:table table:name="Correlation Overview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row table:style-name="ro1"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Amenity Similarity</text:p>
          </table:table-cell>
          <table:table-cell table:style-name="ce4" office:value-type="string" calcext:value-type="string">
            <text:p>Cosine Correlation</text:p>
          </table:table-cell>
          <table:table-cell table:style-name="ce5" office:value-type="string" calcext:value-type="string">
            <text:p>Cosine Rank Correlation</text:p>
          </table:table-cell>
          <table:table-cell table:style-name="ce4" office:value-type="string" calcext:value-type="string">
            <text:p>EMD Correlation</text:p>
          </table:table-cell>
          <table:table-cell table:style-name="ce5" office:value-type="string" calcext:value-type="string">
            <text:p>EMD Rank Correlation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string" calcext:value-type="string">
            <text:p>timespent</text:p>
          </table:table-cell>
          <table:table-cell office:value-type="float" office:value="-0.10875" calcext:value-type="float">
            <text:p>-0.11</text:p>
          </table:table-cell>
          <table:table-cell table:style-name="ce1" office:value-type="float" office:value="-0.108258928571429" calcext:value-type="float">
            <text:p>-0.11</text:p>
          </table:table-cell>
          <table:table-cell office:value-type="float" office:value="0.14" calcext:value-type="float">
            <text:p>0.14</text:p>
          </table:table-cell>
          <table:table-cell table:style-name="ce1" office:value-type="float" office:value="0.104241071428571" calcext:value-type="float">
            <text:p>0.10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timespent</text:p>
          </table:table-cell>
          <table:table-cell office:value-type="float" office:value="-0.098125" calcext:value-type="float">
            <text:p>-0.10</text:p>
          </table:table-cell>
          <table:table-cell/>
          <table:table-cell office:value-type="float" office:value="0.109375" calcext:value-type="float">
            <text:p>0.11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timespent</text:p>
          </table:table-cell>
          <table:table-cell office:value-type="float" office:value="-0.089375" calcext:value-type="float">
            <text:p>-0.09</text:p>
          </table:table-cell>
          <table:table-cell/>
          <table:table-cell office:value-type="float" office:value="0.10375" calcext:value-type="float">
            <text:p>0.10</text:p>
          </table:table-cell>
          <table:table-cell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timespent</text:p>
          </table:table-cell>
          <table:table-cell office:value-type="float" office:value="-0.0575" calcext:value-type="float">
            <text:p>-0.06</text:p>
          </table:table-cell>
          <table:table-cell/>
          <table:table-cell office:value-type="float" office:value="0.02625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xgb</text:p>
          </table:table-cell>
          <table:table-cell office:value-type="string" calcext:value-type="string">
            <text:p>area</text:p>
          </table:table-cell>
          <table:table-cell office:value-type="float" office:value="-0.0525" calcext:value-type="float">
            <text:p>-0.05</text:p>
          </table:table-cell>
          <table:table-cell table:style-name="ce1" office:value-type="float" office:value="-0.0082589285714286" calcext:value-type="float">
            <text:p>-0.01</text:p>
          </table:table-cell>
          <table:table-cell office:value-type="float" office:value="0.049375" calcext:value-type="float">
            <text:p>0.05</text:p>
          </table:table-cell>
          <table:table-cell table:style-name="ce1" office:value-type="float" office:value="0.0309868944994756" calcext:value-type="float">
            <text:p>0.0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area</text:p>
          </table:table-cell>
          <table:table-cell office:value-type="float" office:value="-0.118125" calcext:value-type="float">
            <text:p>-0.12</text:p>
          </table:table-cell>
          <table:table-cell/>
          <table:table-cell office:value-type="float" office:value="0.0075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area</text:p>
          </table:table-cell>
          <table:table-cell office:value-type="float" office:value="-0.07125" calcext:value-type="float">
            <text:p>-0.07</text:p>
          </table:table-cell>
          <table:table-cell/>
          <table:table-cell office:value-type="float" office:value="0.025" calcext:value-type="float">
            <text:p>0.03</text:p>
          </table:table-cell>
          <table:table-cell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area</text:p>
          </table:table-cell>
          <table:table-cell office:value-type="float" office:value="-0.03625" calcext:value-type="float">
            <text:p>-0.04</text:p>
          </table:table-cell>
          <table:table-cell/>
          <table:table-cell office:value-type="float" office:value="-0.003125" calcext:value-type="float">
            <text:p>0.00</text:p>
          </table:table-cell>
          <table:table-cell/>
        </table:table-row>
      </table:table>
      <table:table table:name="Correlation timespent xgb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Cluster ID</text:p>
          </table:table-cell>
          <table:table-cell table:style-name="ce4" office:value-type="string" calcext:value-type="string">
            <text:p>Cosine Correlation</text:p>
          </table:table-cell>
          <table:table-cell table:style-name="ce5" office:value-type="string" calcext:value-type="string">
            <text:p>Cosine Rank Correlation</text:p>
          </table:table-cell>
          <table:table-cell table:style-name="ce4" office:value-type="string" calcext:value-type="string">
            <text:p>EMD Correlation</text:p>
          </table:table-cell>
          <table:table-cell table:style-name="ce5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1" calcext:value-type="float">
            <text:p>-0.31</text:p>
          </table:table-cell>
          <table:table-cell office:value-type="float" office:value="-0.182142857142857" calcext:value-type="float">
            <text:p>-0.1821428571</text:p>
          </table:table-cell>
          <table:table-cell office:value-type="float" office:value="0.32" calcext:value-type="float">
            <text:p>0.32</text:p>
          </table:table-cell>
          <table:table-cell office:value-type="float" office:value="0.207142857142857" calcext:value-type="float">
            <text:p>0.20714285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8" calcext:value-type="float">
            <text:p>-0.28</text:p>
          </table:table-cell>
          <table:table-cell office:value-type="float" office:value="-0.257142857142857" calcext:value-type="float">
            <text:p>-0.2571428571</text:p>
          </table:table-cell>
          <table:table-cell office:value-type="float" office:value="0.28" calcext:value-type="float">
            <text:p>0.28</text:p>
          </table:table-cell>
          <table:table-cell office:value-type="float" office:value="0.203571428571429" calcext:value-type="float">
            <text:p>0.2035714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13" calcext:value-type="float">
            <text:p>-0.13</text:p>
          </table:table-cell>
          <table:table-cell office:value-type="float" office:value="-0.432142857142857" calcext:value-type="float">
            <text:p>-0.4321428571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9" calcext:value-type="float">
            <text:p>-0.29</text:p>
          </table:table-cell>
          <table:table-cell office:value-type="float" office:value="-0.225" calcext:value-type="float">
            <text:p>-0.225</text:p>
          </table:table-cell>
          <table:table-cell office:value-type="float" office:value="0.27" calcext:value-type="float">
            <text:p>0.27</text:p>
          </table:table-cell>
          <table:table-cell office:value-type="float" office:value="0.114285714285714" calcext:value-type="float">
            <text:p>0.11428571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521428571428571" calcext:value-type="float">
            <text:p>0.5214285714</text:p>
          </table:table-cell>
          <table:table-cell office:value-type="float" office:value="-0.35" calcext:value-type="float">
            <text:p>-0.35</text:p>
          </table:table-cell>
          <table:table-cell office:value-type="float" office:value="-0.364285714285714" calcext:value-type="float">
            <text:p>-0.36428571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2" calcext:value-type="float">
            <text:p>-0.42</text:p>
          </table:table-cell>
          <table:table-cell office:value-type="float" office:value="-0.417857142857143" calcext:value-type="float">
            <text:p>-0.4178571429</text:p>
          </table:table-cell>
          <table:table-cell office:value-type="float" office:value="0.52" calcext:value-type="float">
            <text:p>0.52</text:p>
          </table:table-cell>
          <table:table-cell office:value-type="float" office:value="0.217857142857143" calcext:value-type="float">
            <text:p>0.21785714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44" calcext:value-type="float">
            <text:p>-0.44</text:p>
          </table:table-cell>
          <table:table-cell office:value-type="float" office:value="-0.339285714285714" calcext:value-type="float">
            <text:p>-0.3392857143</text:p>
          </table:table-cell>
          <table:table-cell office:value-type="float" office:value="0.42" calcext:value-type="float">
            <text:p>0.42</text:p>
          </table:table-cell>
          <table:table-cell office:value-type="float" office:value="0.164285714285714" calcext:value-type="float">
            <text:p>0.16428571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22" calcext:value-type="float">
            <text:p>-0.22</text:p>
          </table:table-cell>
          <table:table-cell office:value-type="float" office:value="-0.553571428571429" calcext:value-type="float">
            <text:p>-0.5535714286</text:p>
          </table:table-cell>
          <table:table-cell office:value-type="float" office:value="0.38" calcext:value-type="float">
            <text:p>0.38</text:p>
          </table:table-cell>
          <table:table-cell office:value-type="float" office:value="0.407142857142857" calcext:value-type="float">
            <text:p>0.40714285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9" calcext:value-type="float">
            <text:p>0.19</text:p>
          </table:table-cell>
          <table:table-cell office:value-type="float" office:value="0.1" calcext:value-type="float">
            <text:p>0.1</text:p>
          </table:table-cell>
          <table:table-cell office:value-type="float" office:value="-0.4" calcext:value-type="float">
            <text:p>-0.4</text:p>
          </table:table-cell>
          <table:table-cell office:value-type="float" office:value="-0.242857142857143" calcext:value-type="float">
            <text:p>-0.24285714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43" calcext:value-type="float">
            <text:p>-0.43</text:p>
          </table:table-cell>
          <table:table-cell office:value-type="float" office:value="-0.303571428571429" calcext:value-type="float">
            <text:p>-0.3035714286</text:p>
          </table:table-cell>
          <table:table-cell office:value-type="float" office:value="0.37" calcext:value-type="float">
            <text:p>0.37</text:p>
          </table:table-cell>
          <table:table-cell office:value-type="float" office:value="0.303571428571429" calcext:value-type="float">
            <text:p>0.30357142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37" calcext:value-type="float">
            <text:p>-0.37</text:p>
          </table:table-cell>
          <table:table-cell office:value-type="float" office:value="-0.2" calcext:value-type="float">
            <text:p>-0.2</text:p>
          </table:table-cell>
          <table:table-cell office:value-type="float" office:value="0.33" calcext:value-type="float">
            <text:p>0.33</text:p>
          </table:table-cell>
          <table:table-cell office:value-type="float" office:value="0.246428571428571" calcext:value-type="float">
            <text:p>0.24642857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3" calcext:value-type="float">
            <text:p>-0.3</text:p>
          </table:table-cell>
          <table:table-cell office:value-type="float" office:value="-0.171428571428571" calcext:value-type="float">
            <text:p>-0.1714285714</text:p>
          </table:table-cell>
          <table:table-cell office:value-type="float" office:value="0.26" calcext:value-type="float">
            <text:p>0.26</text:p>
          </table:table-cell>
          <table:table-cell office:value-type="float" office:value="0.253571428571429" calcext:value-type="float">
            <text:p>0.25357142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0.0392857142857143" calcext:value-type="float">
            <text:p>-0.0392857143</text:p>
          </table:table-cell>
          <table:table-cell office:value-type="float" office:value="0.08" calcext:value-type="float">
            <text:p>0.08</text:p>
          </table:table-cell>
          <table:table-cell office:value-type="float" office:value="0.214285714285714" calcext:value-type="float">
            <text:p>0.21428571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0.310714285714286" calcext:value-type="float">
            <text:p>0.3107142857</text:p>
          </table:table-cell>
          <table:table-cell office:value-type="float" office:value="0.36" calcext:value-type="float">
            <text:p>0.36</text:p>
          </table:table-cell>
          <table:table-cell office:value-type="float" office:value="0.282142857142857" calcext:value-type="float">
            <text:p>0.28214285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2" calcext:value-type="float">
            <text:p>0.62</text:p>
          </table:table-cell>
          <table:table-cell office:value-type="float" office:value="0.696428571428571" calcext:value-type="float">
            <text:p>0.6964285714</text:p>
          </table:table-cell>
          <table:table-cell office:value-type="float" office:value="-0.51" calcext:value-type="float">
            <text:p>-0.51</text:p>
          </table:table-cell>
          <table:table-cell office:value-type="float" office:value="-0.428571428571429" calcext:value-type="float">
            <text:p>-0.42857142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7" calcext:value-type="float">
            <text:p>0.07</text:p>
          </table:table-cell>
          <table:table-cell office:value-type="float" office:value="-0.239285714285714" calcext:value-type="float">
            <text:p>-0.2392857143</text:p>
          </table:table-cell>
          <table:table-cell office:value-type="float" office:value="-0.36" calcext:value-type="float">
            <text:p>-0.36</text:p>
          </table:table-cell>
          <table:table-cell office:value-type="float" office:value="-0.210714285714286" calcext:value-type="float">
            <text:p>-0.2107142857</text:p>
          </table:table-cell>
        </table:table-row>
        <table:table-row table:style-name="ro1">
          <table:table-cell/>
          <table:table-cell table:style-name="ce1" table:formula="of:=SUM(['Correlation timespent xgb'.B2:.B17])/16" office:value-type="float" office:value="-0.10875" calcext:value-type="float">
            <text:p>-0.11</text:p>
          </table:table-cell>
          <table:table-cell table:style-name="ce1" table:formula="of:=SUM(['Correlation timespent xgb'.C2:.C17])/16" office:value-type="float" office:value="-0.108258928571429" calcext:value-type="float">
            <text:p>-0.11</text:p>
          </table:table-cell>
          <table:table-cell table:style-name="ce1" table:formula="of:=SUM(['Correlation timespent xgb'.D2:.D17])/16" office:value-type="float" office:value="0.14" calcext:value-type="float">
            <text:p>0.14</text:p>
          </table:table-cell>
          <table:table-cell table:style-name="ce1" table:formula="of:=SUM(['Correlation timespent xgb'.E2:.E17])/16" office:value-type="float" office:value="0.104241071428571" calcext:value-type="float">
            <text:p>0.10</text:p>
          </table:table-cell>
        </table:table-row>
      </table:table>
      <table:table table:name="Correlation timespent dt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Cluster ID</text:p>
          </table:table-cell>
          <table:table-cell table:style-name="ce4" office:value-type="string" calcext:value-type="string">
            <text:p>Cosine Correlation</text:p>
          </table:table-cell>
          <table:table-cell table:style-name="ce5" office:value-type="string" calcext:value-type="string">
            <text:p>Cosine Rank Correlation</text:p>
          </table:table-cell>
          <table:table-cell table:style-name="ce4" office:value-type="string" calcext:value-type="string">
            <text:p>EMD Correlation</text:p>
          </table:table-cell>
          <table:table-cell table:style-name="ce5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/>
          <table:table-cell office:value-type="float" office:value="0.29" calcext:value-type="float">
            <text:p>0.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42" calcext:value-type="float">
            <text:p>-0.42</text:p>
          </table:table-cell>
          <table:table-cell/>
          <table:table-cell office:value-type="float" office:value="0.32" calcext:value-type="float">
            <text:p>0.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0.33" calcext:value-type="float">
            <text:p>0.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2" calcext:value-type="float">
            <text:p>-0.22</text:p>
          </table:table-cell>
          <table:table-cell/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1" calcext:value-type="float">
            <text:p>-0.41</text:p>
          </table:table-cell>
          <table:table-cell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47" calcext:value-type="float">
            <text:p>-0.47</text:p>
          </table:table-cell>
          <table:table-cell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14" calcext:value-type="float">
            <text:p>-0.14</text:p>
          </table:table-cell>
          <table:table-cell/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-0.48" calcext:value-type="float">
            <text:p>-0.4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0.32" calcext:value-type="float">
            <text:p>0.3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33" calcext:value-type="float">
            <text:p>-0.33</text:p>
          </table:table-cell>
          <table:table-cell/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29" calcext:value-type="float">
            <text:p>-0.29</text:p>
          </table:table-cell>
          <table:table-cell/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11" calcext:value-type="float">
            <text:p>-0.11</text:p>
          </table:table-cell>
          <table:table-cell/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-0.43" calcext:value-type="float">
            <text:p>-0.4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-0.4" calcext:value-type="float">
            <text:p>-0.4</text:p>
          </table:table-cell>
          <table:table-cell/>
        </table:table-row>
        <table:table-row table:style-name="ro1">
          <table:table-cell/>
          <table:table-cell table:style-name="ce1" table:formula="of:=SUM(['Correlation timespent dt'.B2:.B17])/16" office:value-type="float" office:value="-0.098125" calcext:value-type="float">
            <text:p>-0.10</text:p>
          </table:table-cell>
          <table:table-cell/>
          <table:table-cell table:style-name="ce1" table:formula="of:=SUM(['Correlation timespent dt'.D2:.D17])/16" office:value-type="float" office:value="0.109375" calcext:value-type="float">
            <text:p>0.11</text:p>
          </table:table-cell>
          <table:table-cell/>
        </table:table-row>
      </table:table>
      <table:table table:name="Correlation timespent svm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Cluster ID</text:p>
          </table:table-cell>
          <table:table-cell table:style-name="ce4" office:value-type="string" calcext:value-type="string">
            <text:p>Cosine Correlation</text:p>
          </table:table-cell>
          <table:table-cell table:style-name="ce5" office:value-type="string" calcext:value-type="string">
            <text:p>Cosine Rank Correlation</text:p>
          </table:table-cell>
          <table:table-cell table:style-name="ce4" office:value-type="string" calcext:value-type="string">
            <text:p>EMD Correlation</text:p>
          </table:table-cell>
          <table:table-cell table:style-name="ce5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3" calcext:value-type="float">
            <text:p>-0.33</text:p>
          </table:table-cell>
          <table:table-cell/>
          <table:table-cell office:value-type="float" office:value="0.33" calcext:value-type="float">
            <text:p>0.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/>
          <table:table-cell office:value-type="float" office:value="0.21" calcext:value-type="float">
            <text:p>0.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9" calcext:value-type="float">
            <text:p>-0.09</text:p>
          </table:table-cell>
          <table:table-cell/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-0.41" calcext:value-type="float">
            <text:p>-0.4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5" calcext:value-type="float">
            <text:p>-0.45</text:p>
          </table:table-cell>
          <table:table-cell/>
          <table:table-cell office:value-type="float" office:value="0.43" calcext:value-type="float">
            <text:p>0.4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9" calcext:value-type="float">
            <text:p>-0.09</text:p>
          </table:table-cell>
          <table:table-cell/>
          <table:table-cell office:value-type="float" office:value="0.33" calcext:value-type="float">
            <text:p>0.3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-0.48" calcext:value-type="float">
            <text:p>-0.4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34" calcext:value-type="float">
            <text:p>-0.34</text:p>
          </table:table-cell>
          <table:table-cell/>
          <table:table-cell office:value-type="float" office:value="0.44" calcext:value-type="float">
            <text:p>0.4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26" calcext:value-type="float">
            <text:p>-0.26</text:p>
          </table:table-cell>
          <table:table-cell/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-0.05" calcext:value-type="float">
            <text:p>-0.0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02" calcext:value-type="float">
            <text:p>-0.02</text:p>
          </table:table-cell>
          <table:table-cell/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-0.57" calcext:value-type="float">
            <text:p>-0.5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-0.45" calcext:value-type="float">
            <text:p>-0.45</text:p>
          </table:table-cell>
          <table:table-cell/>
        </table:table-row>
        <table:table-row table:style-name="ro1">
          <table:table-cell/>
          <table:table-cell table:style-name="ce1" table:formula="of:=SUM(['Correlation timespent svm'.B2:.B17])/16" office:value-type="float" office:value="-0.089375" calcext:value-type="float">
            <text:p>-0.09</text:p>
          </table:table-cell>
          <table:table-cell/>
          <table:table-cell table:style-name="ce1" table:formula="of:=SUM(['Correlation timespent svm'.D2:.D17])/16" office:value-type="float" office:value="0.10375" calcext:value-type="float">
            <text:p>0.10</text:p>
          </table:table-cell>
          <table:table-cell/>
        </table:table-row>
      </table:table>
      <table:table table:name="Correlation timespent mlp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Cluster ID</text:p>
          </table:table-cell>
          <table:table-cell table:style-name="ce4" office:value-type="string" calcext:value-type="string">
            <text:p>Cosine Correlation</text:p>
          </table:table-cell>
          <table:table-cell table:style-name="ce5" office:value-type="string" calcext:value-type="string">
            <text:p>Cosine Rank Correlation</text:p>
          </table:table-cell>
          <table:table-cell table:style-name="ce4" office:value-type="string" calcext:value-type="string">
            <text:p>EMD Correlation</text:p>
          </table:table-cell>
          <table:table-cell table:style-name="ce5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" calcext:value-type="float">
            <text:p>-0.3</text:p>
          </table:table-cell>
          <table:table-cell/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3" calcext:value-type="float">
            <text:p>-0.23</text:p>
          </table:table-cell>
          <table:table-cell/>
          <table:table-cell office:value-type="float" office:value="0.13" calcext:value-type="float">
            <text:p>0.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45" calcext:value-type="float">
            <text:p>-0.45</text:p>
          </table:table-cell>
          <table:table-cell/>
          <table:table-cell office:value-type="float" office:value="0.37" calcext:value-type="float">
            <text:p>0.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-0.41" calcext:value-type="float">
            <text:p>-0.4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3" calcext:value-type="float">
            <text:p>-0.43</text:p>
          </table:table-cell>
          <table:table-cell/>
          <table:table-cell office:value-type="float" office:value="0.43" calcext:value-type="float">
            <text:p>0.4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58" calcext:value-type="float">
            <text:p>-0.58</text:p>
          </table:table-cell>
          <table:table-cell/>
          <table:table-cell office:value-type="float" office:value="0.48" calcext:value-type="float">
            <text:p>0.4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-0.56" calcext:value-type="float">
            <text:p>-0.5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57" calcext:value-type="float">
            <text:p>-0.57</text:p>
          </table:table-cell>
          <table:table-cell/>
          <table:table-cell office:value-type="float" office:value="0.46" calcext:value-type="float">
            <text:p>0.4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-0.19" calcext:value-type="float">
            <text:p>-0.1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-0.24" calcext:value-type="float">
            <text:p>-0.2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02" calcext:value-type="float">
            <text:p>-0.02</text:p>
          </table:table-cell>
          <table:table-cell/>
          <table:table-cell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float" office:value="-0.58" calcext:value-type="float">
            <text:p>-0.5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/>
          <table:table-cell table:style-name="ce1" table:formula="of:=SUM(['Correlation timespent mlp'.B2:.B17])/16" office:value-type="float" office:value="-0.0575" calcext:value-type="float">
            <text:p>-0.06</text:p>
          </table:table-cell>
          <table:table-cell/>
          <table:table-cell table:style-name="ce1" table:formula="of:=SUM(['Correlation timespent mlp'.D2:.D17])/16" office:value-type="float" office:value="0.02625" calcext:value-type="float">
            <text:p>0.03</text:p>
          </table:table-cell>
          <table:table-cell/>
        </table:table-row>
      </table:table>
      <table:table table:name="Correlation timespent best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Cluster ID</text:p>
          </table:table-cell>
          <table:table-cell table:style-name="ce4" office:value-type="string" calcext:value-type="string">
            <text:p>Cosine Correlation</text:p>
          </table:table-cell>
          <table:table-cell table:style-name="ce5" office:value-type="string" calcext:value-type="string">
            <text:p>Cosine Rank Correlation</text:p>
          </table:table-cell>
          <table:table-cell table:style-name="ce4" office:value-type="string" calcext:value-type="string">
            <text:p>EMD Correlation</text:p>
          </table:table-cell>
          <table:table-cell table:style-name="ce5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  <table:table-cell/>
          <table:table-cell office:value-type="float" office:value="0.31" calcext:value-type="float">
            <text:p>0.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32" calcext:value-type="float">
            <text:p>-0.32</text:p>
          </table:table-cell>
          <table:table-cell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7" calcext:value-type="float">
            <text:p>-0.07</text:p>
          </table:table-cell>
          <table:table-cell/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-0.36" calcext:value-type="float">
            <text:p>-0.3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0.46" calcext:value-type="float">
            <text:p>0.4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55" calcext:value-type="float">
            <text:p>-0.55</text:p>
          </table:table-cell>
          <table:table-cell/>
          <table:table-cell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18" calcext:value-type="float">
            <text:p>-0.18</text:p>
          </table:table-cell>
          <table:table-cell/>
          <table:table-cell office:value-type="float" office:value="0.33" calcext:value-type="float">
            <text:p>0.3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-0.47" calcext:value-type="float">
            <text:p>-0.4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49" calcext:value-type="float">
            <text:p>-0.49</text:p>
          </table:table-cell>
          <table:table-cell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39" calcext:value-type="float">
            <text:p>-0.39</text:p>
          </table:table-cell>
          <table:table-cell/>
          <table:table-cell office:value-type="float" office:value="0.32" calcext:value-type="float">
            <text:p>0.3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0.33" calcext:value-type="float">
            <text:p>0.3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-0.01" calcext:value-type="float">
            <text:p>-0.0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03" calcext:value-type="float">
            <text:p>-0.03</text:p>
          </table:table-cell>
          <table:table-cell/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-0.54" calcext:value-type="float">
            <text:p>-0.5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-0.42" calcext:value-type="float">
            <text:p>-0.42</text:p>
          </table:table-cell>
          <table:table-cell/>
        </table:table-row>
        <table:table-row table:style-name="ro1">
          <table:table-cell/>
          <table:table-cell table:style-name="ce1" table:formula="of:=SUM(['Correlation timespent best'.B2:.B17])/16" office:value-type="float" office:value="-0.11375" calcext:value-type="float">
            <text:p>-0.11</text:p>
          </table:table-cell>
          <table:table-cell/>
          <table:table-cell table:style-name="ce1" table:formula="of:=SUM(['Correlation timespent best'.D2:.D17])/16" office:value-type="float" office:value="0.10875" calcext:value-type="float">
            <text:p>0.11</text:p>
          </table:table-cell>
          <table:table-cell/>
        </table:table-row>
      </table:table>
      <table:table table:name="Correlation area xgb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Cluster ID</text:p>
          </table:table-cell>
          <table:table-cell table:style-name="ce4" office:value-type="string" calcext:value-type="string">
            <text:p>Cosine Correlation</text:p>
          </table:table-cell>
          <table:table-cell table:style-name="ce5" office:value-type="string" calcext:value-type="string">
            <text:p>Cosine Rank Correlation</text:p>
          </table:table-cell>
          <table:table-cell table:style-name="ce4" office:value-type="string" calcext:value-type="string">
            <text:p>EMD Correlation</text:p>
          </table:table-cell>
          <table:table-cell table:style-name="ce5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-0.0428571428571429" calcext:value-type="float">
            <text:p>-0.0428571429</text:p>
          </table:table-cell>
          <table:table-cell office:value-type="float" office:value="0.1" calcext:value-type="float">
            <text:p>0.1</text:p>
          </table:table-cell>
          <table:table-cell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0.0571428571428571" calcext:value-type="float">
            <text:p>0.0571428571</text:p>
          </table:table-cell>
          <table:table-cell office:value-type="float" office:value="0.3" calcext:value-type="float">
            <text:p>0.3</text:p>
          </table:table-cell>
          <table:table-cell office:value-type="float" office:value="0.128571428571429" calcext:value-type="float">
            <text:p>0.1285714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6" calcext:value-type="float">
            <text:p>-0.56</text:p>
          </table:table-cell>
          <table:table-cell office:value-type="float" office:value="-0.514285714285714" calcext:value-type="float">
            <text:p>-0.5142857143</text:p>
          </table:table-cell>
          <table:table-cell office:value-type="float" office:value="0.2" calcext:value-type="float">
            <text:p>0.2</text:p>
          </table:table-cell>
          <table:table-cell office:value-type="float" office:value="0.134064588392537" calcext:value-type="float">
            <text:p>0.13406458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785714285714286" calcext:value-type="float">
            <text:p>-0.0785714286</text:p>
          </table:table-cell>
          <table:table-cell office:value-type="float" office:value="0.22" calcext:value-type="float">
            <text:p>0.22</text:p>
          </table:table-cell>
          <table:table-cell office:value-type="float" office:value="0.0357142857142857" calcext:value-type="float">
            <text:p>0.03571428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26" calcext:value-type="float">
            <text:p>-0.26</text:p>
          </table:table-cell>
          <table:table-cell office:value-type="float" office:value="-0.0928571428571429" calcext:value-type="float">
            <text:p>-0.0928571429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21428571428571" calcext:value-type="float">
            <text:p>-0.12142857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" calcext:value-type="float">
            <text:p>0.23</text:p>
          </table:table-cell>
          <table:table-cell office:value-type="float" office:value="0.257142857142857" calcext:value-type="float">
            <text:p>0.2571428571</text:p>
          </table:table-cell>
          <table:table-cell office:value-type="float" office:value="-0.41" calcext:value-type="float">
            <text:p>-0.41</text:p>
          </table:table-cell>
          <table:table-cell office:value-type="float" office:value="-0.342857142857143" calcext:value-type="float">
            <text:p>-0.34285714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-0.15" calcext:value-type="float">
            <text:p>-0.15</text:p>
          </table:table-cell>
          <table:table-cell office:value-type="float" office:value="-0.226783403592498" calcext:value-type="float">
            <text:p>-0.22678340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21" calcext:value-type="float">
            <text:p>-0.21</text:p>
          </table:table-cell>
          <table:table-cell office:value-type="float" office:value="-0.0821428571428571" calcext:value-type="float">
            <text:p>-0.0821428571</text:p>
          </table:table-cell>
          <table:table-cell office:value-type="float" office:value="0.36" calcext:value-type="float">
            <text:p>0.36</text:p>
          </table:table-cell>
          <table:table-cell office:value-type="float" office:value="0.360714285714286" calcext:value-type="float">
            <text:p>0.36071428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96428571428571" calcext:value-type="float">
            <text:p>-0.2964285714</text:p>
          </table:table-cell>
          <table:table-cell office:value-type="float" office:value="0.28" calcext:value-type="float">
            <text:p>0.28</text:p>
          </table:table-cell>
          <table:table-cell office:value-type="float" office:value="0.264285714285714" calcext:value-type="float">
            <text:p>0.2642857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32" calcext:value-type="float">
            <text:p>-0.32</text:p>
          </table:table-cell>
          <table:table-cell office:value-type="float" office:value="-0.328571428571429" calcext:value-type="float">
            <text:p>-0.3285714286</text:p>
          </table:table-cell>
          <table:table-cell office:value-type="float" office:value="0.05" calcext:value-type="float">
            <text:p>0.05</text:p>
          </table:table-cell>
          <table:table-cell office:value-type="float" office:value="0.310197719628513" calcext:value-type="float">
            <text:p>0.31019771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0642857142857143" calcext:value-type="float">
            <text:p>0.0642857143</text:p>
          </table:table-cell>
          <table:table-cell office:value-type="float" office:value="0.06" calcext:value-type="float">
            <text:p>0.06</text:p>
          </table:table-cell>
          <table:table-cell office:value-type="float" office:value="-0.0316420541777893" calcext:value-type="float">
            <text:p>-0.03164205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17" calcext:value-type="float">
            <text:p>-0.17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33" calcext:value-type="float">
            <text:p>0.33</text:p>
          </table:table-cell>
          <table:table-cell office:value-type="float" office:value="0.274919969448397" calcext:value-type="float">
            <text:p>0.27491996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17" calcext:value-type="float">
            <text:p>-0.17</text:p>
          </table:table-cell>
          <table:table-cell office:value-type="float" office:value="0.00357142857142857" calcext:value-type="float">
            <text:p>0.0035714286</text:p>
          </table:table-cell>
          <table:table-cell office:value-type="float" office:value="-0.28" calcext:value-type="float">
            <text:p>-0.28</text:p>
          </table:table-cell>
          <table:table-cell office:value-type="float" office:value="-0.113531344891289" calcext:value-type="float">
            <text:p>-0.11353134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6" calcext:value-type="float">
            <text:p>0.36</text:p>
          </table:table-cell>
          <table:table-cell office:value-type="float" office:value="0.457142857142857" calcext:value-type="float">
            <text:p>0.4571428571</text:p>
          </table:table-cell>
          <table:table-cell office:value-type="float" office:value="-0.37" calcext:value-type="float">
            <text:p>-0.37</text:p>
          </table:table-cell>
          <table:table-cell office:value-type="float" office:value="-0.275" calcext:value-type="float">
            <text:p>-0.2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282142857142857" calcext:value-type="float">
            <text:p>0.282142857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628505514694526" calcext:value-type="float">
            <text:p>0.06285055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" calcext:value-type="float">
            <text:p>0.04</text:p>
          </table:table-cell>
          <table:table-cell office:value-type="float" office:value="0.107142857142857" calcext:value-type="float">
            <text:p>0.1071428571</text:p>
          </table:table-cell>
          <table:table-cell office:value-type="float" office:value="0.12" calcext:value-type="float">
            <text:p>0.12</text:p>
          </table:table-cell>
          <table:table-cell office:value-type="float" office:value="-0.107142857142857" calcext:value-type="float">
            <text:p>-0.1071428571</text:p>
          </table:table-cell>
        </table:table-row>
        <table:table-row table:style-name="ro1">
          <table:table-cell/>
          <table:table-cell table:style-name="ce1" table:formula="of:=SUM(['Correlation area xgb'.B2:.B17])/16" office:value-type="float" office:value="-0.0525" calcext:value-type="float">
            <text:p>-0.05</text:p>
          </table:table-cell>
          <table:table-cell table:style-name="ce1" table:formula="of:=SUM(['Correlation area xgb'.C2:.C17])/16" office:value-type="float" office:value="-0.0082589285714286" calcext:value-type="float">
            <text:p>-0.01</text:p>
          </table:table-cell>
          <table:table-cell table:style-name="ce1" table:formula="of:=SUM(['Correlation area xgb'.D2:.D17])/16" office:value-type="float" office:value="0.049375" calcext:value-type="float">
            <text:p>0.05</text:p>
          </table:table-cell>
          <table:table-cell table:style-name="ce1" table:formula="of:=SUM(['Correlation area xgb'.E2:.E17])/16" office:value-type="float" office:value="0.0309868944994756" calcext:value-type="float">
            <text:p>0.03</text:p>
          </table:table-cell>
        </table:table-row>
      </table:table>
      <table:table table:name="Correlation area dt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Cluster ID</text:p>
          </table:table-cell>
          <table:table-cell table:style-name="ce4" office:value-type="string" calcext:value-type="string">
            <text:p>Cosine Correlation</text:p>
          </table:table-cell>
          <table:table-cell table:style-name="ce5" office:value-type="string" calcext:value-type="string">
            <text:p>Cosine Rank Correlation</text:p>
          </table:table-cell>
          <table:table-cell table:style-name="ce4" office:value-type="string" calcext:value-type="string">
            <text:p>EMD Correlation</text:p>
          </table:table-cell>
          <table:table-cell table:style-name="ce5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" calcext:value-type="float">
            <text:p>-0.22</text:p>
          </table:table-cell>
          <table:table-cell/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66" calcext:value-type="float">
            <text:p>-0.66</text:p>
          </table:table-cell>
          <table:table-cell/>
          <table:table-cell office:value-type="float" office:value="0.19" calcext:value-type="float">
            <text:p>0.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1" calcext:value-type="float">
            <text:p>-0.01</text:p>
          </table:table-cell>
          <table:table-cell/>
          <table:table-cell office:value-type="float" office:value="0.18" calcext:value-type="float">
            <text:p>0.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-0.04" calcext:value-type="float">
            <text:p>-0.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-0.45" calcext:value-type="float">
            <text:p>-0.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-0.09" calcext:value-type="float">
            <text:p>-0.0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float" office:value="0.32" calcext:value-type="float">
            <text:p>0.3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47" calcext:value-type="float">
            <text:p>-0.47</text:p>
          </table:table-cell>
          <table:table-cell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57" calcext:value-type="float">
            <text:p>-0.57</text:p>
          </table:table-cell>
          <table:table-cell/>
          <table:table-cell office:value-type="float" office:value="-0.06" calcext:value-type="float">
            <text:p>-0.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13" calcext:value-type="float">
            <text:p>-0.13</text:p>
          </table:table-cell>
          <table:table-cell/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29" calcext:value-type="float">
            <text:p>-0.29</text:p>
          </table:table-cell>
          <table:table-cell/>
          <table:table-cell office:value-type="float" office:value="-0.45" calcext:value-type="float">
            <text:p>-0.4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-0.42" calcext:value-type="float">
            <text:p>-0.4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14" calcext:value-type="float">
            <text:p>-0.14</text:p>
          </table:table-cell>
          <table:table-cell/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/>
          <table:table-cell table:style-name="ce1" table:formula="of:=SUM(['Correlation area dt'.B2:.B17])/16" office:value-type="float" office:value="-0.118125" calcext:value-type="float">
            <text:p>-0.12</text:p>
          </table:table-cell>
          <table:table-cell/>
          <table:table-cell table:style-name="ce1" table:formula="of:=SUM(['Correlation area dt'.D2:.D17])/16" office:value-type="float" office:value="0.0075" calcext:value-type="float">
            <text:p>0.01</text:p>
          </table:table-cell>
          <table:table-cell/>
        </table:table-row>
      </table:table>
      <table:table table:name="Correlation area svm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Cluster ID</text:p>
          </table:table-cell>
          <table:table-cell table:style-name="ce4" office:value-type="string" calcext:value-type="string">
            <text:p>Cosine Correlation</text:p>
          </table:table-cell>
          <table:table-cell table:style-name="ce5" office:value-type="string" calcext:value-type="string">
            <text:p>Cosine Rank Correlation</text:p>
          </table:table-cell>
          <table:table-cell table:style-name="ce4" office:value-type="string" calcext:value-type="string">
            <text:p>EMD Correlation</text:p>
          </table:table-cell>
          <table:table-cell table:style-name="ce5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03" calcext:value-type="float">
            <text:p>0.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" calcext:value-type="float">
            <text:p>-0.22</text:p>
          </table:table-cell>
          <table:table-cell/>
          <table:table-cell office:value-type="float" office:value="0.29" calcext:value-type="float">
            <text:p>0.2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9" calcext:value-type="float">
            <text:p>-0.59</text:p>
          </table:table-cell>
          <table:table-cell/>
          <table:table-cell office:value-type="float" office:value="0.18" calcext:value-type="float">
            <text:p>0.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3" calcext:value-type="float">
            <text:p>-0.13</text:p>
          </table:table-cell>
          <table:table-cell/>
          <table:table-cell office:value-type="float" office:value="-0.04" calcext:value-type="float">
            <text:p>-0.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-0.42" calcext:value-type="float">
            <text:p>-0.4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-0.16" calcext:value-type="float">
            <text:p>-0.1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2" calcext:value-type="float">
            <text:p>-0.2</text:p>
          </table:table-cell>
          <table:table-cell/>
          <table:table-cell office:value-type="float" office:value="0.32" calcext:value-type="float">
            <text:p>0.3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32" calcext:value-type="float">
            <text:p>-0.32</text:p>
          </table:table-cell>
          <table:table-cell/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-0.01" calcext:value-type="float">
            <text:p>-0.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16" calcext:value-type="float">
            <text:p>-0.16</text:p>
          </table:table-cell>
          <table:table-cell/>
          <table:table-cell office:value-type="float" office:value="0.31" calcext:value-type="float">
            <text:p>0.3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16" calcext:value-type="float">
            <text:p>-0.16</text:p>
          </table:table-cell>
          <table:table-cell/>
          <table:table-cell office:value-type="float" office:value="-0.33" calcext:value-type="float">
            <text:p>-0.3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-0.3" calcext:value-type="float">
            <text:p>-0.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-0.06" calcext:value-type="float">
            <text:p>-0.0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02" calcext:value-type="float">
            <text:p>-0.02</text:p>
          </table:table-cell>
          <table:table-cell/>
          <table:table-cell office:value-type="float" office:value="0.18" calcext:value-type="float">
            <text:p>0.18</text:p>
          </table:table-cell>
          <table:table-cell/>
        </table:table-row>
        <table:table-row table:style-name="ro1">
          <table:table-cell/>
          <table:table-cell table:style-name="ce1" table:formula="of:=SUM(['Correlation area svm'.B2:.B17])/16" office:value-type="float" office:value="-0.07125" calcext:value-type="float">
            <text:p>-0.07</text:p>
          </table:table-cell>
          <table:table-cell/>
          <table:table-cell table:style-name="ce1" table:formula="of:=SUM(['Correlation area svm'.D2:.D17])/16" office:value-type="float" office:value="0.025" calcext:value-type="float">
            <text:p>0.03</text:p>
          </table:table-cell>
          <table:table-cell/>
        </table:table-row>
      </table:table>
      <table:table table:name="Correlation area mlp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Cluster ID</text:p>
          </table:table-cell>
          <table:table-cell table:style-name="ce4" office:value-type="string" calcext:value-type="string">
            <text:p>Cosine Correlation</text:p>
          </table:table-cell>
          <table:table-cell table:style-name="ce5" office:value-type="string" calcext:value-type="string">
            <text:p>Cosine Rank Correlation</text:p>
          </table:table-cell>
          <table:table-cell table:style-name="ce4" office:value-type="string" calcext:value-type="string">
            <text:p>EMD Correlation</text:p>
          </table:table-cell>
          <table:table-cell table:style-name="ce5" office:value-type="string" calcext:value-type="string">
            <text:p>EMD Rank Correlatio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1" calcext:value-type="float">
            <text:p>0.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8" calcext:value-type="float">
            <text:p>-0.08</text:p>
          </table:table-cell>
          <table:table-cell/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66" calcext:value-type="float">
            <text:p>-0.66</text:p>
          </table:table-cell>
          <table:table-cell/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2" calcext:value-type="float">
            <text:p>-0.02</text:p>
          </table:table-cell>
          <table:table-cell/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-0.5" calcext:value-type="float">
            <text:p>-0.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-0.18" calcext:value-type="float">
            <text:p>-0.1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2" calcext:value-type="float">
            <text:p>-0.02</text:p>
          </table:table-cell>
          <table:table-cell/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-0.09" calcext:value-type="float">
            <text:p>-0.0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45" calcext:value-type="float">
            <text:p>-0.45</text:p>
          </table:table-cell>
          <table:table-cell/>
          <table:table-cell office:value-type="float" office:value="-0.13" calcext:value-type="float">
            <text:p>-0.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07" calcext:value-type="float">
            <text:p>-0.07</text:p>
          </table:table-cell>
          <table:table-cell/>
          <table:table-cell office:value-type="float" office:value="0.36" calcext:value-type="float">
            <text:p>0.3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23" calcext:value-type="float">
            <text:p>-0.23</text:p>
          </table:table-cell>
          <table:table-cell/>
          <table:table-cell office:value-type="float" office:value="-0.36" calcext:value-type="float">
            <text:p>-0.3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-0.46" calcext:value-type="float">
            <text:p>-0.4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-0.02" calcext:value-type="float">
            <text:p>-0.0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/>
          <table:table-cell table:style-name="ce1" table:formula="of:=SUM(['Correlation area mlp'.B2:.B17])/16" office:value-type="float" office:value="-0.03625" calcext:value-type="float">
            <text:p>-0.04</text:p>
          </table:table-cell>
          <table:table-cell/>
          <table:table-cell table:style-name="ce1" table:formula="of:=SUM(['Correlation area mlp'.D2:.D17])/16" office:value-type="float" office:value="-0.003125" calcext:value-type="float">
            <text:p>0.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00/00/0000</text:date>, <text:time style:data-style-name="N2" text:time-value="12:18:10.064620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7:20:10.122669372</meta:creation-date>
    <meta:generator>LibreOffice/5.1.6.2$Linux_X86_64 LibreOffice_project/10m0$Build-2</meta:generator>
    <dc:date>2018-11-21T12:24:30.891879511</dc:date>
    <meta:editing-duration>PT2H31M30S</meta:editing-duration>
    <meta:editing-cycles>104</meta:editing-cycles>
    <meta:document-statistic meta:table-count="27" meta:cell-count="1865" meta:object-count="0"/>
  </office:meta>
</office:document-meta>
</file>